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7f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iostream&gt;</text:p>
      <text:p text:style-name="Standard">class A {</text:p>
      <text:p text:style-name="Standard">private:</text:p>
      <text:p text:style-name="Standard"><text:s text:c="14"/>int a;</text:p>
      <text:p text:style-name="Standard">public:</text:p>
      <text:p text:style-name="Standard"><text:s text:c="12"/>A() { a = 0; }</text:p>
      <text:p text:style-name="Standard">friend class B; // Friend Class</text:p>
      <text:p text:style-name="Standard">};</text:p>
      <text:p text:style-name="Standard"/>
      <text:p text:style-name="Standard">class B {</text:p>
      <text:p text:style-name="Standard"/>
      <text:p text:style-name="Standard">private:</text:p>
      <text:p text:style-name="Standard"><text:s text:c="12"/>int b;</text:p>
      <text:p text:style-name="Standard">public:</text:p>
      <text:p text:style-name="Standard">void showA(A&amp; x)</text:p>
      <text:p text:style-name="Standard">{</text:p>
      <text:p text:style-name="Standard"/>
      <text:p text:style-name="Standard">// Since B is friend of A, it can access</text:p>
      <text:p text:style-name="Standard">// private members of A</text:p>
      <text:p text:style-name="Standard">std::cout &lt;&lt; "A::a=" &lt;&lt; x.a;</text:p>
      <text:p text:style-name="Standard">}</text:p>
      <text:p text:style-name="Standard">};</text:p>
      <text:p text:style-name="Standard"/>
      <text:p text:style-name="Standard">int main()</text:p>
      <text:p text:style-name="Standard">{</text:p>
      <text:p text:style-name="Standard"/>
      <text:p text:style-name="Standard">A a;</text:p>
      <text:p text:style-name="Standard">B b;</text:p>
      <text:p text:style-name="Standard">b.showA(a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19:29.807000000</dc:date>
    <meta:editing-duration>PT15M52S</meta:editing-duration>
    <meta:editing-cycles>11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26" meta:word-count="66" meta:character-count="315" meta:non-whitespace-character-count="237"/>
  </office:meta>
</office:document-meta>
</file>